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080A0525099010D9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062cm"/>
    </style:style>
    <style:style style:name="Tabla1.B" style:family="table-column">
      <style:table-column-properties style:column-width="14.938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B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6.055cm"/>
    </style:style>
    <style:style style:name="Tabla2.B" style:family="table-column">
      <style:table-column-properties style:column-width="10.945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255cm"/>
    </style:style>
    <style:style style:name="Tabla3.B" style:family="table-column">
      <style:table-column-properties style:column-width="9.105cm"/>
    </style:style>
    <style:style style:name="Tabla3.C" style:family="table-column">
      <style:table-column-properties style:column-width="3.641cm"/>
    </style:style>
    <style:style style:name="Tabla3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3.C1" style:family="table-cell">
      <style:table-cell-properties style:vertical-align="middle" fo:padding="0.049cm" fo:border="0.05pt solid #d9d9e3"/>
    </style:style>
    <style:style style:name="Tab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3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 style:list-style-name="L1">
      <style:text-properties officeooo:paragraph-rsid="001ab03c"/>
    </style:style>
    <style:style style:name="P3" style:family="paragraph" style:parent-style-name="Standard" style:list-style-name="L1">
      <style:text-properties officeooo:rsid="0019296c" officeooo:paragraph-rsid="0019296c"/>
    </style:style>
    <style:style style:name="P4" style:family="paragraph" style:parent-style-name="Standard">
      <style:text-properties officeooo:rsid="001ab03c" officeooo:paragraph-rsid="001ab03c"/>
    </style:style>
    <style:style style:name="P5" style:family="paragraph" style:parent-style-name="Standard">
      <style:text-properties officeooo:rsid="001ab03c" officeooo:paragraph-rsid="001ab03c" loext:padding="0.049cm" loext:border="0.06pt solid #d9d9e3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>
      <style:text-properties loext:padding="0.049cm" loext:border="0.06pt solid #d9d9e3"/>
    </style:style>
    <style:style style:name="P8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9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10" style:family="paragraph" style:parent-style-name="Text_20_body">
      <style:paragraph-properties fo:padding="0.049cm" fo:border="0.06pt solid #d9d9e3"/>
    </style:style>
    <style:style style:name="T1" style:family="text">
      <style:text-properties officeooo:rsid="001ab03c"/>
    </style:style>
    <style:style style:name="T2" style:family="text">
      <style:text-properties fo:font-variant="normal" fo:text-transform="none" fo:color="#8e8e93" loext:opacity="100%" style:font-name="Helvetica" fo:font-size="9.75pt" fo:letter-spacing="normal" fo:font-style="normal" fo:font-weight="normal"/>
    </style:style>
    <style:style style:name="T3" style:family="text">
      <style:text-properties loext:padding="0.049cm" loext:border="0.06pt solid #d9d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1 – exámenes 101-102 – clase 0<text:span text:style-name="T1">2</text:span></text:p>
      <text:p text:style-name="P1"/>
      <text:list text:style-name="L1">
        <text:list-item>
          <text:p text:style-name="P2"><text:span text:style-name="T1">Preparación rápida entorno cloud – </text:span><text:span text:style-name="T2">63.250.56.115 - </text:span></text:p>
        </text:list-item>
      </text:list>
      <text:p text:style-name="P5">Puedes darme un listado en formato tabla con la descripción de cada uno d elos directorios que me ha mostrado la salida del comando ls / bin boot dev etc home lib lib64 media mnt opt proc root run sbin srv sys tmp usr var</text:p>
      <text:p text:style-name="P8">Claro, aquí tienes una tabla con la descripción de cada uno de los directorios que has mencionado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Directorio</text:p>
            </table:table-cell>
            <table:table-cell table:style-name="Tabla1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2" office:value-type="string">
            <text:p text:style-name="Table_20_Contents">/bin</text:p>
          </table:table-cell>
          <table:table-cell table:style-name="Tabla1.B2" office:value-type="string">
            <text:p text:style-name="Table_20_Contents">Contiene programas ejecutables esenciales para el sistema.</text:p>
          </table:table-cell>
        </table:table-row>
        <table:table-row>
          <table:table-cell table:style-name="Tabla1.A2" office:value-type="string">
            <text:p text:style-name="Table_20_Contents">/boot</text:p>
          </table:table-cell>
          <table:table-cell table:style-name="Tabla1.B2" office:value-type="string">
            <text:p text:style-name="Table_20_Contents">Contiene archivos relacionados con el arranque del sistema.</text:p>
          </table:table-cell>
        </table:table-row>
        <table:table-row>
          <table:table-cell table:style-name="Tabla1.A2" office:value-type="string">
            <text:p text:style-name="Table_20_Contents">/dev</text:p>
          </table:table-cell>
          <table:table-cell table:style-name="Tabla1.B2" office:value-type="string">
            <text:p text:style-name="Table_20_Contents">Archivos de dispositivos, representa los dispositivos del sistema.</text:p>
          </table:table-cell>
        </table:table-row>
        <table:table-row>
          <table:table-cell table:style-name="Tabla1.A2" office:value-type="string">
            <text:p text:style-name="Table_20_Contents">/etc</text:p>
          </table:table-cell>
          <table:table-cell table:style-name="Tabla1.B2" office:value-type="string">
            <text:p text:style-name="Table_20_Contents">Configuraciones del sistema y de los programas instalados.</text:p>
          </table:table-cell>
        </table:table-row>
        <table:table-row>
          <table:table-cell table:style-name="Tabla1.A2" office:value-type="string">
            <text:p text:style-name="Table_20_Contents">/home</text:p>
          </table:table-cell>
          <table:table-cell table:style-name="Tabla1.B2" office:value-type="string">
            <text:p text:style-name="Table_20_Contents">Directorios de usuario personal, cada usuario tiene uno aquí.</text:p>
          </table:table-cell>
        </table:table-row>
        <table:table-row>
          <table:table-cell table:style-name="Tabla1.A2" office:value-type="string">
            <text:p text:style-name="Table_20_Contents">/lib</text:p>
          </table:table-cell>
          <table:table-cell table:style-name="Tabla1.B2" office:value-type="string">
            <text:p text:style-name="Table_20_Contents">Bibliotecas compartidas necesarias para los programas del sistema.</text:p>
          </table:table-cell>
        </table:table-row>
        <table:table-row>
          <table:table-cell table:style-name="Tabla1.A2" office:value-type="string">
            <text:p text:style-name="Table_20_Contents">/lib64</text:p>
          </table:table-cell>
          <table:table-cell table:style-name="Tabla1.B2" office:value-type="string">
            <text:p text:style-name="Table_20_Contents">Bibliotecas de 64 bits en sistemas de arquitectura x86_64.</text:p>
          </table:table-cell>
        </table:table-row>
        <table:table-row>
          <table:table-cell table:style-name="Tabla1.A2" office:value-type="string">
            <text:p text:style-name="Table_20_Contents">/media</text:p>
          </table:table-cell>
          <table:table-cell table:style-name="Tabla1.B2" office:value-type="string">
            <text:p text:style-name="Table_20_Contents">Punto de montaje para dispositivos extraíbles como USB.</text:p>
          </table:table-cell>
        </table:table-row>
        <table:table-row>
          <table:table-cell table:style-name="Tabla1.A2" office:value-type="string">
            <text:p text:style-name="Table_20_Contents">/mnt</text:p>
          </table:table-cell>
          <table:table-cell table:style-name="Tabla1.B2" office:value-type="string">
            <text:p text:style-name="Table_20_Contents">Directorio para montar sistemas de archivos temporales.</text:p>
          </table:table-cell>
        </table:table-row>
        <table:table-row>
          <table:table-cell table:style-name="Tabla1.A2" office:value-type="string">
            <text:p text:style-name="Table_20_Contents">/opt</text:p>
          </table:table-cell>
          <table:table-cell table:style-name="Tabla1.B2" office:value-type="string">
            <text:p text:style-name="Table_20_Contents">Contiene instalaciones de software de terceros opcionales.</text:p>
          </table:table-cell>
        </table:table-row>
        <table:table-row>
          <table:table-cell table:style-name="Tabla1.A2" office:value-type="string">
            <text:p text:style-name="Table_20_Contents">/proc</text:p>
          </table:table-cell>
          <table:table-cell table:style-name="Tabla1.B2" office:value-type="string">
            <text:p text:style-name="Table_20_Contents">Sistema de archivos virtual que proporciona información sobre el kernel y los procesos en ejecución.</text:p>
          </table:table-cell>
        </table:table-row>
        <table:table-row>
          <table:table-cell table:style-name="Tabla1.A2" office:value-type="string">
            <text:p text:style-name="Table_20_Contents">/root</text:p>
          </table:table-cell>
          <table:table-cell table:style-name="Tabla1.B2" office:value-type="string">
            <text:p text:style-name="Table_20_Contents">Directorio de inicio del usuario root (superusuario).</text:p>
          </table:table-cell>
        </table:table-row>
        <table:table-row>
          <table:table-cell table:style-name="Tabla1.A2" office:value-type="string">
            <text:p text:style-name="Table_20_Contents">/run</text:p>
          </table:table-cell>
          <table:table-cell table:style-name="Tabla1.B2" office:value-type="string">
            <text:p text:style-name="Table_20_Contents">Datos de estado volátiles del sistema y de los programas.</text:p>
          </table:table-cell>
        </table:table-row>
        <table:table-row>
          <table:table-cell table:style-name="Tabla1.A2" office:value-type="string">
            <text:p text:style-name="Table_20_Contents">/sbin</text:p>
          </table:table-cell>
          <table:table-cell table:style-name="Tabla1.B2" office:value-type="string">
            <text:p text:style-name="Table_20_Contents">Contiene programas ejecutables esenciales para la administración del sistema.</text:p>
          </table:table-cell>
        </table:table-row>
        <table:table-row>
          <table:table-cell table:style-name="Tabla1.A2" office:value-type="string">
            <text:p text:style-name="Table_20_Contents">/srv</text:p>
          </table:table-cell>
          <table:table-cell table:style-name="Tabla1.B2" office:value-type="string">
            <text:p text:style-name="Table_20_Contents">Datos específicos del sitio para los servicios proporcionados por el sistema.</text:p>
          </table:table-cell>
        </table:table-row>
        <table:table-row>
          <table:table-cell table:style-name="Tabla1.A2" office:value-type="string">
            <text:p text:style-name="Table_20_Contents">/sys</text:p>
          </table:table-cell>
          <table:table-cell table:style-name="Tabla1.B2" office:value-type="string">
            <text:p text:style-name="Table_20_Contents">Sistema de archivos virtual que exporta información del kernel.</text:p>
          </table:table-cell>
        </table:table-row>
        <table:table-row>
          <table:table-cell table:style-name="Tabla1.A2" office:value-type="string">
            <text:p text:style-name="Table_20_Contents">/tmp</text:p>
          </table:table-cell>
          <table:table-cell table:style-name="Tabla1.B2" office:value-type="string">
            <text:p text:style-name="Table_20_Contents">Directorio temporal donde los programas pueden escribir datos temporales.</text:p>
          </table:table-cell>
        </table:table-row>
        <table:table-row>
          <table:table-cell table:style-name="Tabla1.A2" office:value-type="string">
            <text:p text:style-name="Table_20_Contents">/usr</text:p>
          </table:table-cell>
          <table:table-cell table:style-name="Tabla1.B2" office:value-type="string">
            <text:p text:style-name="Table_20_Contents">Contiene la mayoría de los programas y archivos del sistema.</text:p>
          </table:table-cell>
        </table:table-row>
        <table:table-row>
          <table:table-cell table:style-name="Tabla1.A2" office:value-type="string">
            <text:p text:style-name="Table_20_Contents">/var</text:p>
          </table:table-cell>
          <table:table-cell table:style-name="Tabla1.B2" office:value-type="string">
            <text:p text:style-name="Table_20_Contents">Datos variables del sistema, como registros y archivos temporales.</text:p>
          </table:table-cell>
        </table:table-row>
      </table:table>
      <text:p text:style-name="P8">Ten en cuenta que esta información es válida para sistemas basados en Unix/Linux. Las descripciones pueden variar ligeramente según la distribución específica del sistema operativo.</text:p>
      <text:p text:style-name="P9"><draw:frame draw:style-name="fr1" draw:name="Imagen1" text:anchor-type="as-char" svg:width="0.953cm" svg:height="0.953cm" draw:z-index="0"><draw:image xlink:href="Pictures/10000000000000600000006080A0525099010D9B.png" xlink:type="simple" xlink:show="embed" xlink:actuate="onLoad" draw:mime-type="image/png"/><svg:title>User</svg:title></draw:frame></text:p>
      <text:p text:style-name="P7">un listado en formato tabla de las combinaciones de teclado más habituales en bash </text:p>
      <text:p text:style-name="P8">Claro, aquí tienes una tabla con algunas combinaciones de teclado comunes en Bash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Combinación de Teclas</text:p>
            </table:table-cell>
            <table:table-cell table:style-name="Tabla2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2" office:value-type="string">
            <text:p text:style-name="Table_20_Contents"><text:span text:style-name="Strong_20_Emphasis"><text:span text:style-name="T3">Navegación en Línea de Comandos</text:span></text:span></text:p>
          </table:table-cell>
          <table:table-cell table:style-name="Tabla2.B2" office:value-type="string">
            <text:p text:style-name="P6"/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A</text:span></text:span> o <text:span text:style-name="Source_20_Text"><text:span text:style-name="T3">Inicio</text:span></text:span></text:p>
          </table:table-cell>
          <table:table-cell table:style-name="Tabla2.B2" office:value-type="string">
            <text:p text:style-name="Table_20_Contents">Moverse al principio de la línea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E</text:span></text:span> o <text:span text:style-name="Source_20_Text"><text:span text:style-name="T3">Fin</text:span></text:span></text:p>
          </table:table-cell>
          <table:table-cell table:style-name="Tabla2.B2" office:value-type="string">
            <text:p text:style-name="Table_20_Contents">Moverse al final de la línea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U</text:span></text:span></text:p>
          </table:table-cell>
          <table:table-cell table:style-name="Tabla2.B2" office:value-type="string">
            <text:p text:style-name="Table_20_Contents">Borrar desde el cursor hasta el principio de la línea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K</text:span></text:span></text:p>
          </table:table-cell>
          <table:table-cell table:style-name="Tabla2.B2" office:value-type="string">
            <text:p text:style-name="Table_20_Contents">Borrar desde el cursor hasta el final de la línea.</text:p>
          </table:table-cell>
        </table:table-row>
        <text:soft-page-break/>
        <table:table-row>
          <table:table-cell table:style-name="Tabla2.A2" office:value-type="string">
            <text:p text:style-name="Table_20_Contents"><text:span text:style-name="Source_20_Text"><text:span text:style-name="T3">Ctrl + W</text:span></text:span></text:p>
          </table:table-cell>
          <table:table-cell table:style-name="Tabla2.B2" office:value-type="string">
            <text:p text:style-name="Table_20_Contents">Borrar la palabra anterior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L</text:span></text:span></text:p>
          </table:table-cell>
          <table:table-cell table:style-name="Tabla2.B2" office:value-type="string">
            <text:p text:style-name="Table_20_Contents">Limpiar la pantalla.</text:p>
          </table:table-cell>
        </table:table-row>
        <table:table-row>
          <table:table-cell table:style-name="Tabla2.A2" office:value-type="string">
            <text:p text:style-name="Table_20_Contents"><text:span text:style-name="Strong_20_Emphasis"><text:span text:style-name="T3">Edición de Línea</text:span></text:span></text:p>
          </table:table-cell>
          <table:table-cell table:style-name="Tabla2.B2" office:value-type="string">
            <text:p text:style-name="P6"/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T</text:span></text:span></text:p>
          </table:table-cell>
          <table:table-cell table:style-name="Tabla2.B2" office:value-type="string">
            <text:p text:style-name="Table_20_Contents">Intercambiar los dos caracteres antes del cursor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Alt + T</text:span></text:span></text:p>
          </table:table-cell>
          <table:table-cell table:style-name="Tabla2.B2" office:value-type="string">
            <text:p text:style-name="Table_20_Contents">Intercambiar las dos palabras antes del cursor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Alt + U</text:span></text:span></text:p>
          </table:table-cell>
          <table:table-cell table:style-name="Tabla2.B2" office:value-type="string">
            <text:p text:style-name="Table_20_Contents">Convertir la palabra desde el cursor hasta el final en mayúsculas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Alt + L</text:span></text:span></text:p>
          </table:table-cell>
          <table:table-cell table:style-name="Tabla2.B2" office:value-type="string">
            <text:p text:style-name="Table_20_Contents">Convertir la palabra desde el cursor hasta el final en minúsculas.</text:p>
          </table:table-cell>
        </table:table-row>
        <table:table-row>
          <table:table-cell table:style-name="Tabla2.A2" office:value-type="string">
            <text:p text:style-name="Table_20_Contents"><text:span text:style-name="Strong_20_Emphasis"><text:span text:style-name="T3">Historial de Comandos</text:span></text:span></text:p>
          </table:table-cell>
          <table:table-cell table:style-name="Tabla2.B2" office:value-type="string">
            <text:p text:style-name="P6"/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R</text:span></text:span></text:p>
          </table:table-cell>
          <table:table-cell table:style-name="Tabla2.B2" office:value-type="string">
            <text:p text:style-name="Table_20_Contents">Búsqueda inversa en el historial de comandos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G</text:span></text:span></text:p>
          </table:table-cell>
          <table:table-cell table:style-name="Tabla2.B2" office:value-type="string">
            <text:p text:style-name="Table_20_Contents">Salir del modo de búsqueda en historial de comandos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P</text:span></text:span> o <text:span text:style-name="Source_20_Text"><text:span text:style-name="T3">Flecha Arriba</text:span></text:span></text:p>
          </table:table-cell>
          <table:table-cell table:style-name="Tabla2.B2" office:value-type="string">
            <text:p text:style-name="Table_20_Contents">Mostrar el comando anterior en el historial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N</text:span></text:span> o <text:span text:style-name="Source_20_Text"><text:span text:style-name="T3">Flecha Abajo</text:span></text:span></text:p>
          </table:table-cell>
          <table:table-cell table:style-name="Tabla2.B2" office:value-type="string">
            <text:p text:style-name="Table_20_Contents">Mostrar el siguiente comando en el historial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Alt + .</text:span></text:span></text:p>
          </table:table-cell>
          <table:table-cell table:style-name="Tabla2.B2" office:value-type="string">
            <text:p text:style-name="Table_20_Contents">Insertar el último argumento del comando anterior.</text:p>
          </table:table-cell>
        </table:table-row>
        <table:table-row>
          <table:table-cell table:style-name="Tabla2.A2" office:value-type="string">
            <text:p text:style-name="Table_20_Contents"><text:span text:style-name="Strong_20_Emphasis"><text:span text:style-name="T3">Otras Funciones Útiles</text:span></text:span></text:p>
          </table:table-cell>
          <table:table-cell table:style-name="Tabla2.B2" office:value-type="string">
            <text:p text:style-name="P6"/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C</text:span></text:span></text:p>
          </table:table-cell>
          <table:table-cell table:style-name="Tabla2.B2" office:value-type="string">
            <text:p text:style-name="Table_20_Contents">Interrumpir (cancelar) el comando actual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D</text:span></text:span></text:p>
          </table:table-cell>
          <table:table-cell table:style-name="Tabla2.B2" office:value-type="string">
            <text:p text:style-name="Table_20_Contents">Cerrar la terminal si el prompt está vacío, o indicar EOF en el prompt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Z</text:span></text:span></text:p>
          </table:table-cell>
          <table:table-cell table:style-name="Tabla2.B2" office:value-type="string">
            <text:p text:style-name="Table_20_Contents">Detener el comando actual y colocarlo en segundo plano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!!</text:span></text:span></text:p>
          </table:table-cell>
          <table:table-cell table:style-name="Tabla2.B2" office:value-type="string">
            <text:p text:style-name="Table_20_Contents">Ejecutar el último comando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!abc</text:span></text:span></text:p>
          </table:table-cell>
          <table:table-cell table:style-name="Tabla2.B2" office:value-type="string">
            <text:p text:style-name="Table_20_Contents">Ejecutar el último comando que comienza con 'abc'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!$</text:span></text:span></text:p>
          </table:table-cell>
          <table:table-cell table:style-name="Tabla2.B2" office:value-type="string">
            <text:p text:style-name="Table_20_Contents">Último argumento del comando anterior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!^</text:span></text:span></text:p>
          </table:table-cell>
          <table:table-cell table:style-name="Tabla2.B2" office:value-type="string">
            <text:p text:style-name="Table_20_Contents">Primer argumento del comando anterior.</text:p>
          </table:table-cell>
        </table:table-row>
      </table:table>
      <text:p text:style-name="P8">Estas combinaciones de teclas son bastante estándar en la mayoría de las distribuciones de Bash, pero ten en cuenta que pueden variar según la configuración específica de tu sistema.</text:p>
      <text:p text:style-name="P9"><draw:frame draw:style-name="fr1" draw:name="Imagen2" text:anchor-type="as-char" svg:width="0.953cm" svg:height="0.953cm" draw:z-index="1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 draw:mime-type="image/png"/><svg:title>User</svg:title></draw:frame></text:p>
      <text:p text:style-name="P7">genérame un listado en formato tabla con los difrenetes tipos de ficheros en linux, una breve descripción y los caracteres que lo identifica en la salida del comando ls</text:p>
      <text:p text:style-name="P10"><text:span text:style-name="T3">Claro, aquí tienes un listado en formato de tabla con diferentes tipos de archivos en Linux, junto con una breve descripción y los caracteres que los identifican en la salida del comando </text:span><text:span text:style-name="Source_20_Text"><text:span text:style-name="T3">ls</text:span></text:span><text:span text:style-name="T3">: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Tipo de Archivo</text:p>
            </table:table-cell>
            <table:table-cell table:style-name="Tabla3.A1" office:value-type="string">
              <text:p text:style-name="Table_20_Heading">Descripción</text:p>
            </table:table-cell>
            <table:table-cell table:style-name="Tabla3.C1" office:value-type="string">
              <text:p text:style-name="Table_20_Heading">Identificador en <text:span text:style-name="Source_20_Text"><text:span text:style-name="T3">ls</text:span></text:span></text:p>
            </table:table-cell>
          </table:table-row>
        </table:table-header-rows>
        <table:table-row>
          <table:table-cell table:style-name="Tabla3.A2" office:value-type="string">
            <text:p text:style-name="Table_20_Contents">Archivo Regular</text:p>
          </table:table-cell>
          <table:table-cell table:style-name="Tabla3.A2" office:value-type="string">
            <text:p text:style-name="Table_20_Contents">Almacena datos de texto o binarios.</text:p>
          </table:table-cell>
          <table:table-cell table:style-name="Tabla3.C2" office:value-type="string">
            <text:p text:style-name="Table_20_Contents"><text:span text:style-name="Source_20_Text"><text:span text:style-name="T3">-</text:span></text:span></text:p>
          </table:table-cell>
        </table:table-row>
        <table:table-row>
          <table:table-cell table:style-name="Tabla3.A2" office:value-type="string">
            <text:p text:style-name="Table_20_Contents">Directorio</text:p>
          </table:table-cell>
          <table:table-cell table:style-name="Tabla3.A2" office:value-type="string">
            <text:p text:style-name="Table_20_Contents">Almacena nombres de otros archivos y directorios.</text:p>
          </table:table-cell>
          <table:table-cell table:style-name="Tabla3.C2" office:value-type="string">
            <text:p text:style-name="Table_20_Contents"><text:span text:style-name="Source_20_Text"><text:span text:style-name="T3">d</text:span></text:span></text:p>
          </table:table-cell>
        </table:table-row>
        <table:table-row>
          <table:table-cell table:style-name="Tabla3.A2" office:value-type="string">
            <text:p text:style-name="Table_20_Contents">Enlace Símbolico</text:p>
          </table:table-cell>
          <table:table-cell table:style-name="Tabla3.A2" office:value-type="string">
            <text:p text:style-name="Table_20_Contents">Apunta a otro archivo o directorio.</text:p>
          </table:table-cell>
          <table:table-cell table:style-name="Tabla3.C2" office:value-type="string">
            <text:p text:style-name="Table_20_Contents"><text:span text:style-name="Source_20_Text"><text:span text:style-name="T3">l</text:span></text:span></text:p>
          </table:table-cell>
        </table:table-row>
        <table:table-row>
          <table:table-cell table:style-name="Tabla3.A2" office:value-type="string">
            <text:p text:style-name="Table_20_Contents">Dispositivo de Bloques</text:p>
          </table:table-cell>
          <table:table-cell table:style-name="Tabla3.A2" office:value-type="string">
            <text:p text:style-name="Table_20_Contents">Representa un dispositivo de almacenamiento de <text:soft-page-break/>bloques.</text:p>
          </table:table-cell>
          <table:table-cell table:style-name="Tabla3.C2" office:value-type="string">
            <text:p text:style-name="Table_20_Contents"><text:span text:style-name="Source_20_Text"><text:span text:style-name="T3">b</text:span></text:span></text:p>
          </table:table-cell>
        </table:table-row>
        <table:table-row>
          <table:table-cell table:style-name="Tabla3.A2" office:value-type="string">
            <text:p text:style-name="Table_20_Contents">Dispositivo de Caracteres</text:p>
          </table:table-cell>
          <table:table-cell table:style-name="Tabla3.A2" office:value-type="string">
            <text:p text:style-name="Table_20_Contents">Representa un dispositivo de entrada/salida de caracteres.</text:p>
          </table:table-cell>
          <table:table-cell table:style-name="Tabla3.C2" office:value-type="string">
            <text:p text:style-name="Table_20_Contents"><text:span text:style-name="Source_20_Text"><text:span text:style-name="T3">c</text:span></text:span></text:p>
          </table:table-cell>
        </table:table-row>
        <table:table-row>
          <table:table-cell table:style-name="Tabla3.A2" office:value-type="string">
            <text:p text:style-name="Table_20_Contents">Tubería (Pipe)</text:p>
          </table:table-cell>
          <table:table-cell table:style-name="Tabla3.A2" office:value-type="string">
            <text:p text:style-name="Table_20_Contents">Canal para la comunicación entre procesos.</text:p>
          </table:table-cell>
          <table:table-cell table:style-name="Tabla3.C2" office:value-type="string">
            <text:p text:style-name="Table_20_Contents">`</text:p>
          </table:table-cell>
        </table:table-row>
        <table:table-row>
          <table:table-cell table:style-name="Tabla3.A2" office:value-type="string">
            <text:p text:style-name="Table_20_Contents">Socket</text:p>
          </table:table-cell>
          <table:table-cell table:style-name="Tabla3.A2" office:value-type="string">
            <text:p text:style-name="Table_20_Contents">Permite la comunicación entre procesos a través de la red.</text:p>
          </table:table-cell>
          <table:table-cell table:style-name="Tabla3.C2" office:value-type="string">
            <text:p text:style-name="Table_20_Contents"><text:span text:style-name="Source_20_Text"><text:span text:style-name="T3">s</text:span></text:span></text:p>
          </table:table-cell>
        </table:table-row>
      </table:table>
      <text:p text:style-name="P10"><text:span text:style-name="T3">Espero que esto sea lo que estás buscando. Ten en cuenta que la salida del comando </text:span><text:span text:style-name="Source_20_Text"><text:span text:style-name="T3">ls -l</text:span></text:span><text:span text:style-name="T3"> mostrará estos identificadores en el primer carácter de cada línea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09-29T12:00:43.195011598</dc:date>
    <meta:editing-duration>PT9H13M36S</meta:editing-duration>
    <meta:editing-cycles>3</meta:editing-cycles>
    <meta:generator>LibreOffice/7.4.1.2$Linux_X86_64 LibreOffice_project/3c58a8f3a960df8bc8fd77b461821e42c061c5f0</meta:generator>
    <meta:document-statistic meta:table-count="3" meta:image-count="2" meta:object-count="0" meta:page-count="3" meta:paragraph-count="127" meta:word-count="759" meta:character-count="4582" meta:non-whitespace-character-count="3944"/>
  </office:meta>
</office:document-meta>
</file>